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InfosReader.scanEnum( SegmentTermEnum enumerator , int pos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rmInfosReader.terms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rmInfosReader.getIndexOffset( Term ter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rmInfosReader.seekEnum( SegmentTermEnum enumerator , int index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rmInfosReader.get( int posi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rmInfosReader.getIndexDivi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InfosReader.getThreadResour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rmInfosReader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rmInfosReader.setIndexDivisor( int indexDivis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rmInfosReader.getPosition( Term ter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rmInfosReader.getSkip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InfosReader.TermInfosReader( Directory dir , String seg , FieldInfos f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InfosReader.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InfosReade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InfosReader.get( Term term , boolean useCach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4">
            <text:p text:style-name="Table_20_Contents">2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TermInfosReader.TermInfosReader( Directory dir , String seg , FieldInfos fis , int readBuffer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ermInfosReader.get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InfosReader.ensureIndexIsRea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ermInfosReader.getMaxSkipLev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